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ela1" style:family="table">
      <style:table-properties style:width="19.001cm" table:align="margins"/>
    </style:style>
    <style:style style:name="Tabela1.A" style:family="table-column">
      <style:table-column-properties style:column-width="9.5cm" style:rel-column-width="5386*"/>
    </style:style>
    <style:style style:name="Tabela1.A1" style:family="table-cell">
      <style:table-cell-properties fo:padding="0.097cm" fo:border="0.5pt solid #000000"/>
    </style:style>
    <style:style style:name="Tabela1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1.B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ela2" style:family="table">
      <style:table-properties style:width="19.001cm" fo:break-before="page" table:align="margins"/>
    </style:style>
    <style:style style:name="Tabela2.A" style:family="table-column">
      <style:table-column-properties style:column-width="9.5cm" style:rel-column-width="32767*"/>
    </style:style>
    <style:style style:name="Tabela2.A1" style:family="table-cell">
      <style:table-cell-properties fo:padding="0.097cm" fo:border="0.5pt solid #000000"/>
    </style:style>
    <style:style style:name="Tabela2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2.B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ela3" style:family="table">
      <style:table-properties style:width="19.001cm" table:align="margins"/>
    </style:style>
    <style:style style:name="Tabela3.A" style:family="table-column">
      <style:table-column-properties style:column-width="9.5cm" style:rel-column-width="5386*"/>
    </style:style>
    <style:style style:name="Tabela3.A1" style:family="table-cell">
      <style:table-cell-properties style:vertical-align="middle" fo:padding="0.097cm" fo:border="0.5pt solid #000000"/>
    </style:style>
    <style:style style:name="Tabela3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3.B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ela4" style:family="table">
      <style:table-properties style:width="19.001cm" table:align="margins"/>
    </style:style>
    <style:style style:name="Tabela4.A" style:family="table-column">
      <style:table-column-properties style:column-width="9.5cm" style:rel-column-width="5386*"/>
    </style:style>
    <style:style style:name="Tabela4.A1" style:family="table-cell">
      <style:table-cell-properties style:vertical-align="middle" fo:padding="0.097cm" fo:border="0.5pt solid #000000"/>
    </style:style>
    <style:style style:name="Tabela4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4.B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ela5" style:family="table">
      <style:table-properties style:width="19.001cm" table:align="margins"/>
    </style:style>
    <style:style style:name="Tabela5.A" style:family="table-column">
      <style:table-column-properties style:column-width="9.5cm" style:rel-column-width="32767*"/>
    </style:style>
    <style:style style:name="Tabela5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ela5.B1" style:family="table-cell">
      <style:table-cell-properties style:vertical-align="middle" fo:padding="0.097cm" fo:border="0.5pt solid #000000"/>
    </style:style>
    <style:style style:name="Tabela5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5.B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ela6" style:family="table">
      <style:table-properties style:width="19.001cm" table:align="margins"/>
    </style:style>
    <style:style style:name="Tabela6.A" style:family="table-column">
      <style:table-column-properties style:column-width="5.787cm" style:rel-column-width="3281*"/>
    </style:style>
    <style:style style:name="Tabela6.B" style:family="table-column">
      <style:table-column-properties style:column-width="13.213cm" style:rel-column-width="7491*"/>
    </style:style>
    <style:style style:name="Tabela6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ela6.B1" style:family="table-cell">
      <style:table-cell-properties style:vertical-align="middle" fo:padding="0.097cm" fo:border="0.5pt solid #000000"/>
    </style:style>
    <style:style style:name="Tabela6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6.B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20pt" fo:font-weight="bold" style:font-size-asian="17.5pt" style:font-weight-asian="bold" style:font-size-complex="20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12pt" fo:font-weight="normal" officeooo:rsid="00147d4f" officeooo:paragraph-rsid="002b2123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147d4f" officeooo:paragraph-rsid="002efa19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147d4f" officeooo:paragraph-rsid="002f3cdd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147d4f" officeooo:paragraph-rsid="00324ed0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147d4f" officeooo:paragraph-rsid="00357033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147d4f" officeooo:paragraph-rsid="003e4b6f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147d4f" officeooo:paragraph-rsid="0040a725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147d4f" officeooo:paragraph-rsid="004495d9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center" style:justify-single-word="false"/>
      <style:text-properties fo:font-size="12pt" fo:font-weight="normal" officeooo:rsid="002af592" officeooo:paragraph-rsid="00303337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normal" officeooo:rsid="002af592" officeooo:paragraph-rsid="00324ed0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weight="normal" officeooo:rsid="002af592" officeooo:paragraph-rsid="00357033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weight="normal" officeooo:rsid="00344e0a" officeooo:paragraph-rsid="0034262e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weight="bold" officeooo:rsid="00179516" officeooo:paragraph-rsid="00179516" style:font-size-asian="10.5pt" style:font-weight-asian="bold" style:font-size-complex="12pt" style:font-weight-complex="bold"/>
    </style:style>
    <style:style style:name="P17" style:family="paragraph" style:parent-style-name="Standard">
      <style:paragraph-properties fo:text-align="center" style:justify-single-word="false"/>
      <style:text-properties fo:font-size="12pt" fo:font-weight="bold" officeooo:rsid="00218225" officeooo:paragraph-rsid="002067f5" style:font-size-asian="10.5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2pt" fo:font-weight="bold" officeooo:rsid="00344e0a" officeooo:paragraph-rsid="0034262e" style:font-size-asian="10.5pt" style:font-weight-asian="bold" style:font-size-complex="12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2pt" fo:font-style="italic" officeooo:rsid="0026ce86" officeooo:paragraph-rsid="002b2123" style:font-size-asian="10.5pt" style:font-style-asian="italic" style:font-size-complex="12pt" style:font-style-complex="italic"/>
    </style:style>
    <style:style style:name="P20" style:family="paragraph" style:parent-style-name="Standard">
      <style:paragraph-properties fo:text-align="start" style:justify-single-word="false"/>
      <style:text-properties fo:font-size="12pt" fo:font-style="normal" fo:font-weight="normal" officeooo:rsid="00179516" officeooo:paragraph-rsid="00179516" style:font-size-asian="10.5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fo:font-style="normal" fo:font-weight="normal" officeooo:rsid="00179516" officeooo:paragraph-rsid="002b2123" style:font-size-asian="10.5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fo:font-style="normal" fo:font-weight="normal" officeooo:rsid="00179516" officeooo:paragraph-rsid="0039fd26" style:font-size-asian="10.5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2pt" fo:font-style="normal" fo:font-weight="normal" officeooo:rsid="002b826c" officeooo:paragraph-rsid="002b826c" style:font-size-asian="10.5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2pt" fo:font-style="normal" fo:font-weight="normal" officeooo:rsid="0039fd26" officeooo:paragraph-rsid="0039fd26" style:font-size-asian="10.5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2pt" fo:font-style="normal" fo:font-weight="bold" officeooo:rsid="002b826c" officeooo:paragraph-rsid="002b826c" style:font-size-asian="10.5pt" style:font-style-asian="normal" style:font-weight-asian="bold" style:font-size-complex="12pt" style:font-style-complex="normal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size="12pt" fo:font-style="normal" fo:font-weight="bold" officeooo:rsid="0039fd26" officeooo:paragraph-rsid="0039fd26" style:font-size-asian="10.5pt" style:font-style-asian="normal" style:font-weight-asian="bold" style:font-size-complex="12pt" style:font-style-complex="normal" style:font-weight-complex="bold"/>
    </style:style>
    <style:style style:name="P27" style:family="paragraph" style:parent-style-name="Table_20_Contents">
      <style:paragraph-properties fo:text-align="start" style:justify-single-word="false"/>
      <style:text-properties fo:font-size="12pt" style:font-size-asian="10.5pt" style:font-size-complex="12pt"/>
    </style:style>
    <style:style style:name="P28" style:family="paragraph" style:parent-style-name="Table_20_Contents">
      <style:paragraph-properties fo:text-align="start" style:justify-single-word="false"/>
      <style:text-properties fo:font-size="12pt" officeooo:paragraph-rsid="0040a725" style:font-size-asian="10.5pt" style:font-size-complex="12pt"/>
    </style:style>
    <style:style style:name="P29" style:family="paragraph" style:parent-style-name="Table_20_Contents">
      <style:paragraph-properties fo:text-align="center" style:justify-single-word="false"/>
      <style:text-properties fo:font-size="12pt" officeooo:rsid="00179516" officeooo:paragraph-rsid="00179516" style:font-size-asian="10.5pt" style:font-size-complex="12pt"/>
    </style:style>
    <style:style style:name="P30" style:family="paragraph" style:parent-style-name="Table_20_Contents">
      <style:paragraph-properties fo:text-align="center" style:justify-single-word="false"/>
      <style:text-properties fo:font-size="12pt" style:font-size-asian="10.5pt" style:font-size-complex="12pt"/>
    </style:style>
    <style:style style:name="P31" style:family="paragraph" style:parent-style-name="Table_20_Contents">
      <style:paragraph-properties fo:text-align="center" style:justify-single-word="false"/>
      <style:text-properties fo:font-size="12pt" officeooo:paragraph-rsid="00195bdc" style:font-size-asian="10.5pt" style:font-size-complex="12pt"/>
    </style:style>
    <style:style style:name="P32" style:family="paragraph" style:parent-style-name="Table_20_Contents">
      <style:paragraph-properties fo:text-align="center" style:justify-single-word="false"/>
      <style:text-properties fo:font-size="12pt" officeooo:paragraph-rsid="00284ff1" style:font-size-asian="10.5pt" style:font-size-complex="12pt"/>
    </style:style>
    <style:style style:name="P33" style:family="paragraph" style:parent-style-name="Table_20_Contents">
      <style:paragraph-properties fo:text-align="center" style:justify-single-word="false"/>
      <style:text-properties fo:font-size="12pt" officeooo:paragraph-rsid="002b2123" style:font-size-asian="10.5pt" style:font-size-complex="12pt"/>
    </style:style>
    <style:style style:name="P34" style:family="paragraph" style:parent-style-name="Table_20_Contents">
      <style:paragraph-properties fo:text-align="center" style:justify-single-word="false"/>
      <style:text-properties fo:font-size="12pt" officeooo:paragraph-rsid="00303337" style:font-size-asian="10.5pt" style:font-size-complex="12pt"/>
    </style:style>
    <style:style style:name="P35" style:family="paragraph" style:parent-style-name="Table_20_Contents">
      <style:paragraph-properties fo:text-align="center" style:justify-single-word="false"/>
      <style:text-properties fo:font-size="12pt" officeooo:paragraph-rsid="0046526a" style:font-size-asian="10.5pt" style:font-size-complex="12pt"/>
    </style:style>
    <style:style style:name="P36" style:family="paragraph" style:parent-style-name="Table_20_Contents">
      <style:paragraph-properties fo:text-align="center" style:justify-single-word="false"/>
      <style:text-properties fo:font-size="12pt" officeooo:rsid="002133ae" officeooo:paragraph-rsid="002b2123" style:font-size-asian="10.5pt" style:font-size-complex="12pt"/>
    </style:style>
    <style:style style:name="P37" style:family="paragraph" style:parent-style-name="Table_20_Contents">
      <style:paragraph-properties fo:text-align="center" style:justify-single-word="false"/>
      <style:text-properties fo:font-size="12pt" fo:font-style="italic" officeooo:rsid="00179516" officeooo:paragraph-rsid="00179516" style:font-size-asian="10.5pt" style:font-style-asian="italic" style:font-size-complex="12pt" style:font-style-complex="italic"/>
    </style:style>
    <style:style style:name="P38" style:family="paragraph" style:parent-style-name="Table_20_Contents">
      <style:paragraph-properties fo:text-align="center" style:justify-single-word="false"/>
      <style:text-properties fo:font-size="12pt" fo:font-style="italic" officeooo:rsid="00179516" officeooo:paragraph-rsid="002b2123" style:font-size-asian="10.5pt" style:font-style-asian="italic" style:font-size-complex="12pt" style:font-style-complex="italic"/>
    </style:style>
    <style:style style:name="P39" style:family="paragraph" style:parent-style-name="Table_20_Contents">
      <style:paragraph-properties fo:text-align="center" style:justify-single-word="false"/>
      <style:text-properties fo:font-size="12pt" fo:font-style="italic" officeooo:rsid="00195bdc" officeooo:paragraph-rsid="00195bdc" style:font-size-asian="10.5pt" style:font-style-asian="italic" style:font-size-complex="12pt" style:font-style-complex="italic"/>
    </style:style>
    <style:style style:name="P40" style:family="paragraph" style:parent-style-name="Table_20_Contents">
      <style:paragraph-properties fo:text-align="center" style:justify-single-word="false"/>
      <style:text-properties fo:font-size="12pt" fo:font-style="italic" officeooo:rsid="001a42e5" officeooo:paragraph-rsid="002b2123" style:font-size-asian="10.5pt" style:font-style-asian="italic" style:font-size-complex="12pt" style:font-style-complex="italic"/>
    </style:style>
    <style:style style:name="P41" style:family="paragraph" style:parent-style-name="Table_20_Contents">
      <style:paragraph-properties fo:text-align="center" style:justify-single-word="false"/>
      <style:text-properties fo:font-size="12pt" fo:font-style="italic" officeooo:rsid="001dd5ae" officeooo:paragraph-rsid="002b2123" style:font-size-asian="10.5pt" style:font-style-asian="italic" style:font-size-complex="12pt" style:font-style-complex="italic"/>
    </style:style>
    <style:style style:name="P42" style:family="paragraph" style:parent-style-name="Table_20_Contents">
      <style:paragraph-properties fo:text-align="start" style:justify-single-word="false"/>
      <style:text-properties fo:font-size="12pt" fo:font-style="italic" officeooo:rsid="0022482b" officeooo:paragraph-rsid="002b2123" style:font-size-asian="10.5pt" style:font-style-asian="italic" style:font-size-complex="12pt" style:font-style-complex="italic"/>
    </style:style>
    <style:style style:name="P43" style:family="paragraph" style:parent-style-name="Table_20_Contents">
      <style:paragraph-properties fo:text-align="start" style:justify-single-word="false"/>
      <style:text-properties fo:font-size="12pt" fo:font-style="italic" officeooo:rsid="00239a61" officeooo:paragraph-rsid="002b2123" style:font-size-asian="10.5pt" style:font-style-asian="italic" style:font-size-complex="12pt" style:font-style-complex="italic"/>
    </style:style>
    <style:style style:name="P44" style:family="paragraph" style:parent-style-name="Table_20_Contents">
      <style:paragraph-properties fo:text-align="start" style:justify-single-word="false"/>
      <style:text-properties fo:font-size="12pt" fo:font-style="italic" officeooo:rsid="0026a778" officeooo:paragraph-rsid="002b2123" style:font-size-asian="10.5pt" style:font-style-asian="italic" style:font-size-complex="12pt" style:font-style-complex="italic"/>
    </style:style>
    <style:style style:name="P45" style:family="paragraph" style:parent-style-name="Table_20_Contents">
      <style:paragraph-properties fo:text-align="start" style:justify-single-word="false"/>
      <style:text-properties fo:font-size="12pt" fo:font-style="italic" officeooo:rsid="0026ce86" officeooo:paragraph-rsid="002b2123" style:font-size-asian="10.5pt" style:font-style-asian="italic" style:font-size-complex="12pt" style:font-style-complex="italic"/>
    </style:style>
    <style:style style:name="P46" style:family="paragraph" style:parent-style-name="Table_20_Contents">
      <style:paragraph-properties fo:text-align="start" style:justify-single-word="false"/>
      <style:text-properties fo:font-size="12pt" fo:font-style="italic" officeooo:rsid="00284ff1" officeooo:paragraph-rsid="00284ff1" style:font-size-asian="10.5pt" style:font-style-asian="italic" style:font-size-complex="12pt" style:font-style-complex="italic"/>
    </style:style>
    <style:style style:name="P47" style:family="paragraph" style:parent-style-name="Table_20_Contents">
      <style:paragraph-properties fo:text-align="center" style:justify-single-word="false"/>
      <style:text-properties fo:font-size="12pt" fo:font-weight="bold" officeooo:rsid="00179516" officeooo:paragraph-rsid="00179516" style:font-size-asian="10.5pt" style:font-weight-asian="bold" style:font-size-complex="12pt" style:font-weight-complex="bold"/>
    </style:style>
    <style:style style:name="P48" style:family="paragraph" style:parent-style-name="Table_20_Contents">
      <style:paragraph-properties fo:text-align="center" style:justify-single-word="false"/>
      <style:text-properties fo:font-size="12pt" fo:font-weight="bold" style:font-size-asian="10.5pt" style:font-weight-asian="bold" style:font-size-complex="12pt" style:font-weight-complex="bold"/>
    </style:style>
    <style:style style:name="P49" style:family="paragraph" style:parent-style-name="Table_20_Contents">
      <style:paragraph-properties fo:text-align="center" style:justify-single-word="false"/>
      <style:text-properties fo:font-size="12pt" fo:font-weight="bold" officeooo:rsid="00195bdc" officeooo:paragraph-rsid="002b2123" style:font-size-asian="10.5pt" style:font-weight-asian="bold" style:font-size-complex="12pt" style:font-weight-complex="bold"/>
    </style:style>
    <style:style style:name="P50" style:family="paragraph" style:parent-style-name="Table_20_Contents">
      <style:paragraph-properties fo:text-align="center" style:justify-single-word="false"/>
      <style:text-properties fo:font-size="12pt" fo:font-weight="bold" officeooo:rsid="002133ae" officeooo:paragraph-rsid="002b2123" style:font-size-asian="10.5pt" style:font-weight-asian="bold" style:font-size-complex="12pt" style:font-weight-complex="bold"/>
    </style:style>
    <style:style style:name="T1" style:family="text">
      <style:text-properties fo:font-weight="normal" officeooo:rsid="000f6bb7" style:font-weight-asian="normal" style:font-weight-complex="normal"/>
    </style:style>
    <style:style style:name="T2" style:family="text">
      <style:text-properties fo:font-weight="normal" officeooo:rsid="002622c1" style:font-weight-asian="normal" style:font-weight-complex="normal"/>
    </style:style>
    <style:style style:name="T3" style:family="text">
      <style:text-properties fo:font-weight="normal" officeooo:rsid="006e3c50" style:font-weight-asian="normal" style:font-weight-complex="normal"/>
    </style:style>
    <style:style style:name="T4" style:family="text">
      <style:text-properties fo:font-weight="normal" officeooo:rsid="0029ad34" style:font-weight-asian="normal" style:font-weight-complex="normal"/>
    </style:style>
    <style:style style:name="T5" style:family="text">
      <style:text-properties fo:font-weight="normal" officeooo:rsid="002ca9ac" style:font-weight-asian="normal" style:font-weight-complex="normal"/>
    </style:style>
    <style:style style:name="T6" style:family="text">
      <style:text-properties officeooo:rsid="001a3c58"/>
    </style:style>
    <style:style style:name="T7" style:family="text">
      <style:text-properties officeooo:rsid="001c3ac1"/>
    </style:style>
    <style:style style:name="T8" style:family="text">
      <style:text-properties officeooo:rsid="00269254"/>
    </style:style>
    <style:style style:name="T9" style:family="text">
      <style:text-properties officeooo:rsid="0026a778"/>
    </style:style>
    <style:style style:name="T10" style:family="text">
      <style:text-properties officeooo:rsid="00284ff1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officeooo:rsid="002af592"/>
    </style:style>
    <style:style style:name="T13" style:family="text">
      <style:text-properties officeooo:rsid="002ca9ac"/>
    </style:style>
    <style:style style:name="T14" style:family="text">
      <style:text-properties officeooo:rsid="00315f53"/>
    </style:style>
    <style:style style:name="T15" style:family="text">
      <style:text-properties officeooo:rsid="00339246"/>
    </style:style>
    <style:style style:name="T16" style:family="text">
      <style:text-properties officeooo:rsid="003504f0"/>
    </style:style>
    <style:style style:name="T17" style:family="text">
      <style:text-properties officeooo:rsid="0037c242"/>
    </style:style>
    <style:style style:name="T18" style:family="text">
      <style:text-properties officeooo:rsid="003a100d"/>
    </style:style>
    <style:style style:name="T19" style:family="text">
      <style:text-properties officeooo:rsid="004442db"/>
    </style:style>
    <style:style style:name="T20" style:family="text">
      <style:text-properties officeooo:rsid="0045561e"/>
    </style:style>
    <style:style style:name="T21" style:family="text">
      <style:text-properties officeooo:rsid="003d7ef5"/>
    </style:style>
    <style:style style:name="T22" style:family="text">
      <style:text-properties officeooo:rsid="004d1f46"/>
    </style:style>
    <style:style style:name="T23" style:family="text">
      <style:text-properties officeooo:rsid="004e743d"/>
    </style:style>
    <style:style style:name="T24" style:family="text">
      <style:text-properties officeooo:rsid="004bcdc8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TRUCTURED CONTROL LANGUAGE</text:p>
      <text:p text:style-name="P3"/>
      <text:p text:style-name="P16">1. PODSTAWOWE FUNKCJE</text:p>
      <text:p text:style-name="P20"/>
      <table:table table:name="Tabela1" table:style-name="Tabela1">
        <table:table-column table:style-name="Tabela1.A" table:number-columns-repeated="2"/>
        <table:table-row>
          <table:table-cell table:style-name="Tabela1.A1" table:number-columns-spanned="2" office:value-type="string">
            <text:p text:style-name="P47">PODSTAWOWE FUNKCJE</text:p>
          </table:table-cell>
          <table:covered-table-cell/>
        </table:table-row>
        <table:table-row>
          <table:table-cell table:style-name="Tabela1.A2" office:value-type="string">
            <text:p text:style-name="P29">Q = A</text:p>
          </table:table-cell>
          <table:table-cell table:style-name="Tabela1.B2" office:value-type="string">
            <text:p text:style-name="P37">#Q := #A;</text:p>
          </table:table-cell>
        </table:table-row>
        <table:table-row>
          <table:table-cell table:style-name="Tabela1.A2" office:value-type="string">
            <text:p text:style-name="P30">Q = A ∩ B</text:p>
          </table:table-cell>
          <table:table-cell table:style-name="Tabela1.B2" office:value-type="string">
            <text:p text:style-name="P37">#Q := #A AND #B; </text:p>
          </table:table-cell>
        </table:table-row>
        <table:table-row>
          <table:table-cell table:style-name="Tabela1.A2" office:value-type="string">
            <text:p text:style-name="P30">Q = A ∪ B</text:p>
          </table:table-cell>
          <table:table-cell table:style-name="Tabela1.B2" office:value-type="string">
            <text:p text:style-name="P37">#Q := #A OR #B;</text:p>
          </table:table-cell>
        </table:table-row>
        <table:table-row>
          <table:table-cell table:style-name="Tabela1.A2" office:value-type="string">
            <text:p text:style-name="P31"><text:tab/><text:span text:style-name="T1"><draw:frame draw:style-name="fr1" draw:name="Obiekt1" text:anchor-type="as-char" svg:y="-0.377cm" svg:width="0.998cm" svg:height="0.469cm" draw:z-index="0"><draw:object xlink:href="./Object 1" xlink:type="simple" xlink:show="embed" xlink:actuate="onLoad"/><draw:image xlink:href="./ObjectReplacements/Object 1" xlink:type="simple" xlink:show="embed" xlink:actuate="onLoad"/><svg:desc>formuła</svg:desc></draw:frame></text:span></text:p>
          </table:table-cell>
          <table:table-cell table:style-name="Tabela1.B2" office:value-type="string">
            <text:p text:style-name="P39">#Q := NOT #A</text:p>
          </table:table-cell>
        </table:table-row>
      </table:table>
      <text:p text:style-name="P20"/>
      <text:p text:style-name="P20"/>
      <text:p text:style-name="P21"/>
      <table:table table:name="Tabela3" table:style-name="Tabela3">
        <table:table-column table:style-name="Tabela3.A" table:number-columns-repeated="2"/>
        <table:table-row>
          <table:table-cell table:style-name="Tabela3.A1" table:number-columns-spanned="2" office:value-type="string">
            <text:p text:style-name="P49">PRZYKŁADY</text:p>
          </table:table-cell>
          <table:covered-table-cell/>
        </table:table-row>
        <table:table-row>
          <table:table-cell table:style-name="Tabela3.A2" office:value-type="string">
            <text:p text:style-name="P4"><draw:frame draw:style-name="fr1" draw:name="Obiekt2" text:anchor-type="as-char" svg:y="-0.377cm" svg:width="1.676cm" svg:height="0.469cm" draw:z-index="1"><draw:object xlink:href="./Object 2" xlink:type="simple" xlink:show="embed" xlink:actuate="onLoad"/><draw:image xlink:href="./ObjectReplacements/Object 2" xlink:type="simple" xlink:show="embed" xlink:actuate="onLoad"/><svg:desc>formuła</svg:desc></draw:frame></text:p>
          </table:table-cell>
          <table:table-cell table:style-name="Tabela3.B2" office:value-type="string">
            <text:p text:style-name="P38">#Q := <text:span text:style-name="T6">NOT </text:span>#A AND #B; </text:p>
          </table:table-cell>
        </table:table-row>
        <table:table-row>
          <table:table-cell table:style-name="Tabela3.A2" office:value-type="string">
            <text:p text:style-name="P33"><draw:frame draw:style-name="fr1" draw:name="Obiekt3" text:anchor-type="as-char" svg:y="-0.377cm" svg:width="1.767cm" svg:height="0.469cm" draw:z-index="2"><draw:object xlink:href="./Object 3" xlink:type="simple" xlink:show="embed" xlink:actuate="onLoad"/><draw:image xlink:href="./ObjectReplacements/Object 3" xlink:type="simple" xlink:show="embed" xlink:actuate="onLoad"/><svg:desc>formuła</svg:desc></draw:frame></text:p>
          </table:table-cell>
          <table:table-cell table:style-name="Tabela3.B2" office:value-type="string">
            <text:p text:style-name="P38">#Q := #A OR <text:span text:style-name="T6">NOT </text:span>#B;</text:p>
          </table:table-cell>
        </table:table-row>
        <table:table-row>
          <table:table-cell table:style-name="Tabela3.A2" office:value-type="string">
            <text:p text:style-name="P33"><draw:frame draw:style-name="fr1" draw:name="Obiekt4" text:anchor-type="as-char" svg:y="-0.386cm" svg:width="2.679cm" svg:height="0.51cm" draw:z-index="3"><draw:object xlink:href="./Object 4" xlink:type="simple" xlink:show="embed" xlink:actuate="onLoad"/><draw:image xlink:href="./ObjectReplacements/Object 4" xlink:type="simple" xlink:show="embed" xlink:actuate="onLoad"/><svg:desc>formuła</svg:desc></draw:frame></text:p>
          </table:table-cell>
          <table:table-cell table:style-name="Tabela3.B2" office:value-type="string">
            <text:p text:style-name="P40">#Q := NOT A AND (#<text:span text:style-name="T7">B OR #C);</text:span></text:p>
          </table:table-cell>
        </table:table-row>
        <table:table-row>
          <table:table-cell table:style-name="Tabela3.A2" office:value-type="string">
            <text:p text:style-name="P33"><draw:frame draw:style-name="fr1" draw:name="Obiekt5" text:anchor-type="as-char" svg:y="-0.386cm" svg:width="2.755cm" svg:height="0.51cm" draw:z-index="4"><draw:object xlink:href="./Object 5" xlink:type="simple" xlink:show="embed" xlink:actuate="onLoad"/><draw:image xlink:href="./ObjectReplacements/Object 5" xlink:type="simple" xlink:show="embed" xlink:actuate="onLoad"/><svg:desc>formuła</svg:desc></draw:frame></text:p>
          </table:table-cell>
          <table:table-cell table:style-name="Tabela3.B2" office:value-type="string">
            <text:p text:style-name="P41">#Q := (#A OR #B) AND NOT #C;</text:p>
          </table:table-cell>
        </table:table-row>
      </table:table>
      <text:p text:style-name="P21"/>
      <text:p text:style-name="P20"/>
      <text:p text:style-name="P21"/>
      <table:table table:name="Tabela4" table:style-name="Tabela4">
        <table:table-column table:style-name="Tabela4.A" table:number-columns-repeated="2"/>
        <table:table-row>
          <table:table-cell table:style-name="Tabela4.A1" table:number-columns-spanned="2" office:value-type="string">
            <text:p text:style-name="P50">KONSTRUKCJE</text:p>
          </table:table-cell>
          <table:covered-table-cell/>
        </table:table-row>
        <table:table-row>
          <table:table-cell table:style-name="Tabela4.A2" office:value-type="string">
            <text:p text:style-name="P36">IF</text:p>
          </table:table-cell>
          <table:table-cell table:style-name="Tabela4.B2" office:value-type="string">
            <text:p text:style-name="P42">IF #S1 THEN<text:line-break/> <text:s text:c="3"/>L1 := 1;</text:p>
            <text:p text:style-name="P42">END_IF;</text:p>
          </table:table-cell>
        </table:table-row>
        <table:table-row>
          <table:table-cell table:style-name="Tabela4.A2" office:value-type="string">
            <text:p text:style-name="P36">IF + ELSE</text:p>
          </table:table-cell>
          <table:table-cell table:style-name="Tabela4.B2" office:value-type="string">
            <text:p text:style-name="P43">IF #S1 AND #S1 THEN<text:line-break/> <text:s text:c="4"/>L<text:span text:style-name="T8">2</text:span> := 1;</text:p>
            <text:p text:style-name="P43">ELSE</text:p>
            <text:p text:style-name="P43"><text:s text:c="5"/>L<text:span text:style-name="T8">2</text:span> := 0;<text:line-break/><text:span text:style-name="T9">END_IF;</text:span></text:p>
          </table:table-cell>
        </table:table-row>
        <table:table-row>
          <table:table-cell table:style-name="Tabela4.A2" office:value-type="string">
            <text:p text:style-name="P36">IF + IFELS</text:p>
          </table:table-cell>
          <table:table-cell table:style-name="Tabela4.B2" office:value-type="string">
            <text:p text:style-name="P44">IF #S1 AND #B1 THEN<text:line-break/> <text:s text:c="4"/><text:span text:style-name="T10">#</text:span>L1 := 1;</text:p>
            <text:p text:style-name="P44">ELSIF #S2 THEN<text:line-break/> <text:s text:c="4"/><text:span text:style-name="T10">#</text:span>L2 := 1;</text:p>
            <text:p text:style-name="P44">END_IF;</text:p>
          </table:table-cell>
        </table:table-row>
        <table:table-row>
          <table:table-cell table:style-name="Tabela4.A2" office:value-type="string">
            <text:p text:style-name="P36">CASE OF</text:p>
          </table:table-cell>
          <table:table-cell table:style-name="Tabela4.B2" office:value-type="string">
            <text:p text:style-name="P45">CASE #krok OF<text:line-break/> <text:s/>0:</text:p>
            <text:p text:style-name="P45"><text:s text:c="11"/>Y1 := 1;</text:p>
            <text:p text:style-name="P45"><text:s text:c="11"/>IF #B2 THEN</text:p>
            <text:p text:style-name="P45"><text:s text:c="16"/><text:span text:style-name="T10">#</text:span>krok := 1;</text:p>
            <text:p text:style-name="P45"><text:s text:c="11"/>END_IF;</text:p>
            <text:p text:style-name="P45">1:</text:p>
            <text:p text:style-name="P19"><text:s text:c="11"/>Y1 := 0;</text:p>
            <text:p text:style-name="P45"><text:s text:c="11"/>IF #B1 THEN</text:p>
            <text:p text:style-name="P45"><text:s text:c="16"/><text:span text:style-name="T10">#</text:span>krok := 0;</text:p>
            <text:p text:style-name="P45"><text:s text:c="11"/>END_IF;<text:line-break/>END_CASE;</text:p>
          </table:table-cell>
        </table:table-row>
      </table:table>
      <text:p text:style-name="P21"/>
      <table:table table:name="Tabela2" table:style-name="Tabela2">
        <table:table-column table:style-name="Tabela2.A" table:number-columns-repeated="2"/>
        <table:table-row>
          <table:table-cell table:style-name="Tabela2.A1" table:number-columns-spanned="2" office:value-type="string">
            <text:p text:style-name="P17">RS &amp; SR</text:p>
          </table:table-cell>
          <table:covered-table-cell/>
        </table:table-row>
        <table:table-row>
          <table:table-cell table:style-name="Tabela2.A2" office:value-type="string">
            <text:p text:style-name="P32">RS (reset set)<text:line-break/><text:span text:style-name="T2">SR (se</text:span><text:span text:style-name="T3">t</text:span><text:span text:style-name="T2"> reset)<text:line-break/></text:span><text:span text:style-name="T4">nie ma możliwości dominacji setu ani resetu</text:span></text:p>
          </table:table-cell>
          <table:table-cell table:style-name="Tabela2.B2" office:value-type="string">
            <text:p text:style-name="P46">IF #SET THEN<text:line-break/> <text:s text:c="4"/>#ON := 1;</text:p>
            <text:p text:style-name="P46">END_IF;</text:p>
            <text:p text:style-name="P46"/>
            <text:p text:style-name="P46">IF #RESET THEN<text:line-break/> <text:s text:c="4"/>#ON := 0;</text:p>
            <text:p text:style-name="P46">END_IF;</text:p>
          </table:table-cell>
        </table:table-row>
      </table:table>
      <text:p text:style-name="P20"/>
      <text:p text:style-name="P20"/>
      <text:p text:style-name="P25">2. CZASÓWKI</text:p>
      <text:p text:style-name="P23"/>
      <table:table table:name="Tabela5" table:style-name="Tabela5">
        <table:table-column table:style-name="Tabela5.A" table:number-columns-repeated="2"/>
        <table:table-row>
          <table:table-cell table:style-name="Tabela5.A1" office:value-type="string">
            <text:p text:style-name="P30"><text:span text:style-name="T11">TP – Time Pulse</text:span><text:line-break/>(impuls zadany)<text:line-break/>po podaniu sygnału na czasówkę, to ta będzie podawać sygnał przez podany czas<text:line-break/></text:p>
          </table:table-cell>
          <table:table-cell table:style-name="Tabela5.B1" office:value-type="string">
            <text:p text:style-name="P27">#TP(IN:=_bool_in_,</text:p>
            <text:p text:style-name="P27"><text:s text:c="8"/>PT:=_time_in_,</text:p>
            <text:p text:style-name="P27"><text:s text:c="8"/>Q=&gt;_bool_out_,</text:p>
            <text:p text:style-name="P27"><text:s text:c="8"/>ET=&gt;_time_out_);</text:p>
            <text:p text:style-name="P27"/>
            <text:p text:style-name="P5"><text:span text:style-name="T12"><text:s text:c="11"/>IN – input</text:span></text:p>
            <text:p text:style-name="P5"><text:tab/><text:span text:style-name="T12">PT – pulse time</text:span></text:p>
            <text:p text:style-name="P5"><text:tab/><text:span text:style-name="T12">Q – output</text:span></text:p>
            <text:p text:style-name="P6"><text:tab/><text:span text:style-name="T12">ET – Elapsed Time</text:span></text:p>
          </table:table-cell>
        </table:table-row>
        <table:table-row>
          <table:table-cell table:style-name="Tabela5.A2" office:value-type="string">
            <text:p text:style-name="P48">TON – Time On Delay</text:p>
            <text:p text:style-name="P34">(opóźnienie włączenia)</text:p>
            <text:p text:style-name="P34"><text:span text:style-name="T5">po podaniu sygnału, zostaje on przekazany dalej </text:span></text:p>
            <text:p text:style-name="P12"><text:span text:style-name="T13">po </text:span><text:span text:style-name="T14">upływie</text:span><text:span text:style-name="T13"> dan</text:span><text:span text:style-name="T14">ego</text:span><text:span text:style-name="T13"> czas</text:span><text:span text:style-name="T14">u</text:span><text:span text:style-name="T13"><text:line-break/>sygnał musi być podawany cały przez dany czas aby czasówka zadziałała</text:span></text:p>
          </table:table-cell>
          <table:table-cell table:style-name="Tabela5.B2" office:value-type="string">
            <text:p text:style-name="P27">#TON(IN:=_bool_in_,</text:p>
            <text:p text:style-name="P27"><text:s text:c="11"/>PT:=_time_in_,</text:p>
            <text:p text:style-name="P27"><text:s text:c="11"/>Q=&gt;_bool_out_,</text:p>
            <text:p text:style-name="P27"><text:s text:c="11"/>ET=&gt;_time_out_);</text:p>
            <text:p text:style-name="P27"/>
            <text:p text:style-name="P27"><text:tab/>IN – input</text:p>
            <text:p text:style-name="P27"><text:tab/>PT – pulse time</text:p>
            <text:p text:style-name="P27"><text:tab/>Q – output</text:p>
            <text:p text:style-name="P27"><text:tab/>ET – Elapsed Time</text:p>
          </table:table-cell>
        </table:table-row>
        <table:table-row>
          <table:table-cell table:style-name="Tabela5.A2" office:value-type="string">
            <text:p text:style-name="P48">TOFF – Time Offf Delay</text:p>
            <text:p text:style-name="P30">(opóźnienie wyłączenia)</text:p>
            <text:p text:style-name="P30">po podaniu sygnału i jego zniknięciu na czasówkę, będzie on dalej przekazywany przez dany czas</text:p>
          </table:table-cell>
          <table:table-cell table:style-name="Tabela5.B2" office:value-type="string">
            <text:p text:style-name="P27">#TOF(IN:=_bool_in_,</text:p>
            <text:p text:style-name="P27"><text:s text:c="10"/>PT:=_time_in_,</text:p>
            <text:p text:style-name="P27"><text:s text:c="10"/>Q=&gt;_bool_out_,</text:p>
            <text:p text:style-name="P27"><text:s text:c="10"/>ET=&gt;_time_out_);</text:p>
            <text:p text:style-name="P27"/>
            <text:p text:style-name="P13"><text:s text:c="11"/>IN – input</text:p>
            <text:p text:style-name="P7"><text:tab/><text:span text:style-name="T12">PT – pulse time</text:span></text:p>
            <text:p text:style-name="P7"><text:tab/><text:span text:style-name="T12">Q – output</text:span></text:p>
            <text:p text:style-name="P7"><text:tab/><text:span text:style-name="T12">ET – Elapsed Time</text:span></text:p>
          </table:table-cell>
        </table:table-row>
        <table:table-row>
          <table:table-cell table:style-name="Tabela5.A2" office:value-type="string">
            <text:p text:style-name="P48">TONR – Time On Delay Retentive</text:p>
            <text:p text:style-name="P30">(opóźnienie włączenia z <text:s/>podtrzymanym czasem)</text:p>
            <text:p text:style-name="P30">po podaniu sygnału, zostaje on przekazany dalej po upływie danego czasu<text:line-break/>gdy sygnał zniknie na wejściu czasówki to i tak ona dalej podaje sygnał, aby wyłączyć czasówkę należy podać sygnał na wejście R</text:p>
          </table:table-cell>
          <table:table-cell table:style-name="Tabela5.B2" office:value-type="string">
            <text:p text:style-name="P27">#TONR(IN:=_bool_in_,</text:p>
            <text:p text:style-name="P27"><text:s text:c="14"/>R:=_bool_in_,</text:p>
            <text:p text:style-name="P27"><text:s text:c="14"/>PT:=_time_in_,</text:p>
            <text:p text:style-name="P27"><text:s text:c="14"/>Q=&gt;_bool_out_,</text:p>
            <text:p text:style-name="P27"><text:s text:c="14"/>ET=&gt;_time_out_);</text:p>
            <text:p text:style-name="P27"/>
            <text:p text:style-name="P14"><text:tab/>IN – input</text:p>
            <text:p text:style-name="P8"><text:tab/><text:span text:style-name="T15">R – reset</text:span></text:p>
            <text:p text:style-name="P8"><text:tab/><text:span text:style-name="T12">PT – pulse time</text:span></text:p>
            <text:p text:style-name="P8"><text:tab/><text:span text:style-name="T12">Q – output</text:span></text:p>
            <text:p text:style-name="P8"><text:tab/><text:span text:style-name="T12">ET – Elapsed Time</text:span></text:p>
          </table:table-cell>
        </table:table-row>
      </table:table>
      <text:p text:style-name="P23"/>
      <text:p text:style-name="P20"/>
      <text:p text:style-name="P18"><text:soft-page-break/><text:span text:style-name="T16">3</text:span>. <text:span text:style-name="T17">TON JAKO GENERATOR IMPULSU</text:span></text:p>
      <text:p text:style-name="P18"/>
      <text:p text:style-name="P15">#TON1(IN:=NOT #TON2.Q,</text:p>
      <text:p text:style-name="P15"><text:s text:c="6"/>Q=&gt;#L1,</text:p>
      <text:p text:style-name="P15"><text:s text:c="6"/>PT:=T#500ms);</text:p>
      <text:p text:style-name="P15">#TON2(IN:=#TON1.Q,</text:p>
      <text:p text:style-name="P15"><text:s text:c="6"/>PT:=T#500ms);</text:p>
      <text:p text:style-name="P20"/>
      <text:p text:style-name="P20"/>
      <text:p text:style-name="P26">4. LICZNIKI</text:p>
      <text:p text:style-name="P24"/>
      <table:table table:name="Tabela6" table:style-name="Tabela6">
        <table:table-column table:style-name="Tabela6.A"/>
        <table:table-column table:style-name="Tabela6.B"/>
        <table:table-row>
          <table:table-cell table:style-name="Tabela6.A1" office:value-type="string">
            <text:p text:style-name="P35"><text:span text:style-name="T11">CTU – Count Up</text:span></text:p>
            <text:p text:style-name="P35"><text:line-break/>licznik, który dodaje, po spełnieniu warunku PV podaje sygnał na Q</text:p>
          </table:table-cell>
          <table:table-cell table:style-name="Tabela6.B1" office:value-type="string">
            <text:p text:style-name="P27">#CTU(CU:=#S1,</text:p>
            <text:p text:style-name="P27"><text:s text:c="5"/>R:=#RESET,</text:p>
            <text:p text:style-name="P27"><text:s text:c="5"/>PV:=5,</text:p>
            <text:p text:style-name="P27"><text:s text:c="5"/>Q=&gt;#L1);</text:p>
            <text:p text:style-name="P27"/>
            <text:p text:style-name="P9"><text:tab/><text:span text:style-name="T18">CU – count up</text:span></text:p>
            <text:p text:style-name="P9"><text:tab/><text:span text:style-name="T18">R – reset</text:span></text:p>
            <text:p text:style-name="P9"><text:tab/><text:span text:style-name="T18">PV – preset value</text:span></text:p>
            <text:p text:style-name="P10"><text:tab/><text:span text:style-name="T18">Q – output </text:span><text:span text:style-name="T19">(QU jeśli PV = CV, QD jeśli PV = 0 </text:span><text:span text:style-name="T22">to da sygnał</text:span><text:span text:style-name="T20">)</text:span></text:p>
            <text:p text:style-name="P9"><text:tab/><text:span text:style-name="T18">CV – current value</text:span></text:p>
          </table:table-cell>
        </table:table-row>
        <table:table-row>
          <table:table-cell table:style-name="Tabela6.A2" office:value-type="string">
            <text:p text:style-name="P48">CTD – Count Down</text:p>
            <text:p text:style-name="P48"/>
            <text:p text:style-name="P30">licznik, który odejmuje, po spełnieniu warunku PV podaje sygnał na Q</text:p>
          </table:table-cell>
          <table:table-cell table:style-name="Tabela6.B2" office:value-type="string">
            <text:p text:style-name="P27">#CTD(CD:=#S1,</text:p>
            <text:p text:style-name="P27"><text:s text:c="5"/>R:=#RESET,</text:p>
            <text:p text:style-name="P27"><text:s text:c="5"/>PV:=5,</text:p>
            <text:p text:style-name="P27"><text:s text:c="5"/>Q=&gt;#L1);</text:p>
            <text:p text:style-name="P28"/>
            <text:p text:style-name="P10"><text:tab/><text:span text:style-name="T18">C</text:span><text:span text:style-name="T21">D</text:span><text:span text:style-name="T18"> – count </text:span><text:span text:style-name="T21">down</text:span></text:p>
            <text:p text:style-name="P10"><text:tab/><text:span text:style-name="T18">R – reset</text:span></text:p>
            <text:p text:style-name="P10"><text:tab/><text:span text:style-name="T18">PV – preset value</text:span></text:p>
            <text:p text:style-name="P10"><text:tab/><text:span text:style-name="T18">Q – output </text:span><text:span text:style-name="T19">(QU jeśli PV = CV, QD jeśli PV = 0 </text:span><text:span text:style-name="T22">to da sygnał</text:span><text:span text:style-name="T20">)</text:span></text:p>
            <text:p text:style-name="P10"><text:tab/><text:span text:style-name="T18">CV – current value</text:span></text:p>
          </table:table-cell>
        </table:table-row>
        <table:table-row>
          <table:table-cell table:style-name="Tabela6.A2" office:value-type="string">
            <text:p text:style-name="P48">CTUD Count Up / Down</text:p>
            <text:p text:style-name="P48"/>
            <text:p text:style-name="P30">licznik, który ma możliwość dodawania i odejmowania, po spełnieniu warunku PV podaje sygnał na wyjście</text:p>
          </table:table-cell>
          <table:table-cell table:style-name="Tabela6.B2" office:value-type="string">
            <text:p text:style-name="P27">#CTUD(CU:=#S1,</text:p>
            <text:p text:style-name="P27"><text:s text:c="6"/>CD:=#S2,</text:p>
            <text:p text:style-name="P27"><text:s text:c="6"/>R:=#RESET,</text:p>
            <text:p text:style-name="P27"><text:s text:c="6"/>LD:=#S3,</text:p>
            <text:p text:style-name="P27"><text:s text:c="6"/>PV:=10,</text:p>
            <text:p text:style-name="P27"><text:s text:c="6"/>QU=&gt;#L1,</text:p>
            <text:p text:style-name="P27"><text:s text:c="6"/>QD=&gt;#L2);</text:p>
            <text:p text:style-name="P27"/>
            <text:p text:style-name="P11"><text:tab/><text:span text:style-name="T18">CU – count up</text:span></text:p>
            <text:p text:style-name="P11"><text:tab/><text:span text:style-name="T18">C</text:span><text:span text:style-name="T21">D</text:span><text:span text:style-name="T18"> – count </text:span><text:span text:style-name="T21">down</text:span></text:p>
            <text:p text:style-name="P11"><text:tab/><text:span text:style-name="T18">R – reset</text:span></text:p>
            <text:p text:style-name="P11"><text:tab/><text:span text:style-name="T18">PV – preset value</text:span></text:p>
            <text:p text:style-name="P11"><text:tab/><text:span text:style-name="T23">LD – load (ładuje PV na CV)</text:span></text:p>
            <text:p text:style-name="P11"><text:tab/><text:span text:style-name="T18">Q</text:span><text:span text:style-name="T24">U</text:span><text:span text:style-name="T18"> – output </text:span><text:span text:style-name="T24">(</text:span><text:span text:style-name="T22">jeśli </text:span><text:span text:style-name="T19">PV = CV </text:span><text:span text:style-name="T22">to da sygnał</text:span><text:span text:style-name="T24">)</text:span></text:p>
            <text:p text:style-name="P11"><text:span text:style-name="T19"><text:tab/>QD – </text:span><text:span text:style-name="T24">output (</text:span><text:span text:style-name="T22">jeśli </text:span><text:span text:style-name="T19">PV = 0 </text:span><text:span text:style-name="T22">to da sygnał </text:span><text:span text:style-name="T20">)</text:span></text:p>
            <text:p text:style-name="P11"><text:tab/><text:span text:style-name="T18">CV – current value</text:span></text:p>
          </table:table-cell>
        </table:table-row>
      </table:table>
      <text:p text:style-name="P2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rial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Domyślny styl strony1"/><text:page-number text:select-page="current">3</text:page-number><text:bookmark-end text:name="PageNumWizard_FOOTER_Domyślny styl strony1"/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05T17:47:25.655000000</meta:creation-date>
    <meta:generator>LibreOffice/7.6.5.2$Windows_X86_64 LibreOffice_project/38d5f62f85355c192ef5f1dd47c5c0c0c6d6598b</meta:generator>
    <dc:date>2024-05-05T21:00:45.602000000</dc:date>
    <meta:editing-duration>PT3H12M56S</meta:editing-duration>
    <meta:editing-cycles>43</meta:editing-cycles>
    <meta:print-date>2024-05-05T21:00:39.456000000</meta:print-date>
    <meta:printed-by>Pliki PDF</meta:printed-by>
    <meta:document-statistic meta:table-count="6" meta:image-count="0" meta:object-count="5" meta:page-count="3" meta:paragraph-count="142" meta:word-count="507" meta:character-count="3229" meta:non-whitespace-character-count="2395"/>
  </office:meta>
</office:document-meta>
</file>

<file path=Object 1/content.xml><?xml version="1.0" encoding="utf-8"?>
<math xmlns="http://www.w3.org/1998/Math/MathML" display="block">
  <semantics>
    <mrow>
      <mi>Q</mi>
      <mo stretchy="false">=</mo>
      <mover accent="true">
        <mi>A</mi>
        <mo stretchy="false">¯</mo>
      </mover>
    </mrow>
    <annotation encoding="StarMath 5.0">Q = bar {A}</annotation>
  </semantics>
</math>
</file>

<file path=Object 2/content.xml><?xml version="1.0" encoding="utf-8"?>
<math xmlns="http://www.w3.org/1998/Math/MathML" display="block">
  <semantics>
    <mrow>
      <mrow>
        <mi>Q</mi>
        <mo stretchy="false">=</mo>
        <mover accent="true">
          <mi>A</mi>
          <mo stretchy="false">¯</mo>
        </mover>
      </mrow>
      <mi>∩</mi>
      <mi>B</mi>
    </mrow>
    <annotation encoding="StarMath 5.0">Q = bar A ∩ B</annotation>
  </semantics>
</math>
</file>

<file path=Object 3/content.xml><?xml version="1.0" encoding="utf-8"?>
<math xmlns="http://www.w3.org/1998/Math/MathML" display="block">
  <semantics>
    <mrow>
      <mrow>
        <mi>Q</mi>
        <mo stretchy="false">=</mo>
        <mi>A</mi>
      </mrow>
      <mi>∪</mi>
      <mover accent="true">
        <mi>B</mi>
        <mo stretchy="false">¯</mo>
      </mover>
    </mrow>
    <annotation encoding="StarMath 5.0">Q = A ∪ bar B</annotation>
  </semantics>
</math>
</file>

<file path=Object 4/content.xml><?xml version="1.0" encoding="utf-8"?>
<math xmlns="http://www.w3.org/1998/Math/MathML" display="block">
  <semantics>
    <mrow>
      <mrow>
        <mi>Q</mi>
        <mo stretchy="false">=</mo>
        <mover accent="true">
          <mi>A</mi>
          <mo stretchy="false">¯</mo>
        </mover>
      </mrow>
      <mi>∩</mi>
      <mrow>
        <mo fence="true" form="prefix" stretchy="false">(</mo>
        <mrow>
          <mrow>
            <mi>B</mi>
            <mi>∩</mi>
            <mi>C</mi>
          </mrow>
        </mrow>
        <mo fence="true" form="postfix" stretchy="false">)</mo>
      </mrow>
    </mrow>
    <annotation encoding="StarMath 5.0">Q = bar A ∩ ( B ∩ C )</annotation>
  </semantics>
</math>
</file>

<file path=Object 5/content.xml><?xml version="1.0" encoding="utf-8"?>
<math xmlns="http://www.w3.org/1998/Math/MathML" display="block">
  <semantics>
    <mrow>
      <mrow>
        <mi>Q</mi>
        <mo stretchy="false">=</mo>
        <mrow>
          <mo fence="true" form="prefix" stretchy="false">(</mo>
          <mrow>
            <mrow>
              <mi>A</mi>
              <mi>∪</mi>
              <mi>B</mi>
            </mrow>
          </mrow>
          <mo fence="true" form="postfix" stretchy="false">)</mo>
        </mrow>
      </mrow>
      <mi>∩</mi>
      <mover accent="true">
        <mi>C</mi>
        <mo stretchy="false">¯</mo>
      </mover>
    </mrow>
    <annotation encoding="StarMath 5.0">Q = ( A ∪ B ) ∩ bar C</annotation>
  </semantics>
</math>
</file>